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ackground-color="#FFF200"/>
    </style:style>
    <style:style style:name="ce5" style:family="table-cell" style:parent-style-name="Default" style:data-style-name="N30">
      <style:table-cell-properties fo:background-color="#FFF200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5.76791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5.476875cm"/>
    </style:style>
    <style:style style:name="co14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franjas2" table:style-name="ta2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:00:00 a 09:30:00</text:p>
          </table:table-cell>
          <table:table-cell office:value-type="string" table:style-name="ce3">
            <text:p>M DEPORTES HD</text:p>
          </table:table-cell>
          <table:table-cell office:value-type="string" table:style-name="ce2">
            <text:p>2023-0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3 00:00:00" table:formula="of:=COM.MICROSOFT.CONCAT([.C2];[.D2];[.E2])" table:style-name="ce1">
            <text:p>2023-01-23 00:00:00</text:p>
          </table:table-cell>
          <table:table-cell office:value-type="string" office:string-value="2023-01-23 23:59:59" table:formula="of:=COM.MICROSOFT.CONCAT([.C2];[.D2];[.F2])" table:style-name="ce1">
            <text:p>2023-01-23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4 00:00:00" table:formula="of:=COM.MICROSOFT.CONCAT([.C3];[.D3];[.E3])" table:style-name="ce1">
            <text:p>2023-01-24 00:00:00</text:p>
          </table:table-cell>
          <table:table-cell office:value-type="string" office:string-value="2023-01-24 23:59:59" table:formula="of:=COM.MICROSOFT.CONCAT([.C3];[.D3];[.F3])" table:style-name="ce1">
            <text:p>2023-01-24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5 00:00:00" table:formula="of:=COM.MICROSOFT.CONCAT([.C4];[.D4];[.E4])" table:style-name="ce1">
            <text:p>2023-01-25 00:00:00</text:p>
          </table:table-cell>
          <table:table-cell office:value-type="string" office:string-value="2023-01-25 23:59:59" table:formula="of:=COM.MICROSOFT.CONCAT([.C4];[.D4];[.F4])" table:style-name="ce1">
            <text:p>2023-01-25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1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6 00:00:00" table:formula="of:=COM.MICROSOFT.CONCAT([.C5];[.D5];[.E5])" table:style-name="ce1">
            <text:p>2023-01-26 00:00:00</text:p>
          </table:table-cell>
          <table:table-cell office:value-type="string" office:string-value="2023-01-26 23:59:59" table:formula="of:=COM.MICROSOFT.CONCAT([.C5];[.D5];[.F5])" table:style-name="ce1">
            <text:p>2023-01-26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1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7 00:00:00" table:formula="of:=COM.MICROSOFT.CONCAT([.C6];[.D6];[.E6])" table:style-name="ce1">
            <text:p>2023-01-27 00:00:00</text:p>
          </table:table-cell>
          <table:table-cell office:value-type="string" office:string-value="2023-01-27 23:59:59" table:formula="of:=COM.MICROSOFT.CONCAT([.C6];[.D6];[.F6])" table:style-name="ce1">
            <text:p>2023-01-27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8 00:00:00" table:formula="of:=COM.MICROSOFT.CONCAT([.C7];[.D7];[.E7])" table:style-name="ce1">
            <text:p>2023-01-28 00:00:00</text:p>
          </table:table-cell>
          <table:table-cell office:value-type="string" office:string-value="2023-01-28 23:59:59" table:formula="of:=COM.MICROSOFT.CONCAT([.C7];[.D7];[.F7])" table:style-name="ce1">
            <text:p>2023-01-28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9 00:00:00" table:formula="of:=COM.MICROSOFT.CONCAT([.C8];[.D8];[.E8])" table:style-name="ce1">
            <text:p>2023-01-29 00:00:00</text:p>
          </table:table-cell>
          <table:table-cell office:value-type="string" office:string-value="2023-01-29 23:59:59" table:formula="of:=COM.MICROSOFT.CONCAT([.C8];[.D8];[.F8])" table:style-name="ce1">
            <text:p>2023-01-29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3 00:00:00" table:formula="of:=COM.MICROSOFT.CONCAT([.C9];[.D9];[.E9])" table:style-name="ce1">
            <text:p>2023-01-23 00:00:00</text:p>
          </table:table-cell>
          <table:table-cell office:value-type="string" office:string-value="2023-01-23 23:59:59" table:formula="of:=COM.MICROSOFT.CONCAT([.C9];[.D9];[.F9])" table:style-name="ce1">
            <text:p>2023-01-23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4 00:00:00" table:formula="of:=COM.MICROSOFT.CONCAT([.C10];[.D10];[.E10])" table:style-name="ce1">
            <text:p>2023-01-24 00:00:00</text:p>
          </table:table-cell>
          <table:table-cell office:value-type="string" office:string-value="2023-01-24 23:59:59" table:formula="of:=COM.MICROSOFT.CONCAT([.C10];[.D10];[.F10])" table:style-name="ce1">
            <text:p>2023-01-24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5 00:00:00" table:formula="of:=COM.MICROSOFT.CONCAT([.C11];[.D11];[.E11])" table:style-name="ce1">
            <text:p>2023-01-25 00:00:00</text:p>
          </table:table-cell>
          <table:table-cell office:value-type="string" office:string-value="2023-01-25 23:59:59" table:formula="of:=COM.MICROSOFT.CONCAT([.C11];[.D11];[.F11])" table:style-name="ce1">
            <text:p>2023-01-25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1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6 00:00:00" table:formula="of:=COM.MICROSOFT.CONCAT([.C12];[.D12];[.E12])" table:style-name="ce1">
            <text:p>2023-01-26 00:00:00</text:p>
          </table:table-cell>
          <table:table-cell office:value-type="string" office:string-value="2023-01-26 23:59:59" table:formula="of:=COM.MICROSOFT.CONCAT([.C12];[.D12];[.F12])" table:style-name="ce1">
            <text:p>2023-01-26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1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7 00:00:00" table:formula="of:=COM.MICROSOFT.CONCAT([.C13];[.D13];[.E13])" table:style-name="ce1">
            <text:p>2023-01-27 00:00:00</text:p>
          </table:table-cell>
          <table:table-cell office:value-type="string" office:string-value="2023-01-27 23:59:59" table:formula="of:=COM.MICROSOFT.CONCAT([.C13];[.D13];[.F13])" table:style-name="ce1">
            <text:p>2023-01-27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8 00:00:00" table:formula="of:=COM.MICROSOFT.CONCAT([.C14];[.D14];[.E14])" table:style-name="ce1">
            <text:p>2023-01-28 00:00:00</text:p>
          </table:table-cell>
          <table:table-cell office:value-type="string" office:string-value="2023-01-28 23:59:59" table:formula="of:=COM.MICROSOFT.CONCAT([.C14];[.D14];[.F14])" table:style-name="ce1">
            <text:p>2023-01-28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9 00:00:00" table:formula="of:=COM.MICROSOFT.CONCAT([.C15];[.D15];[.E15])" table:style-name="ce1">
            <text:p>2023-01-29 00:00:00</text:p>
          </table:table-cell>
          <table:table-cell office:value-type="string" office:string-value="2023-01-29 23:59:59" table:formula="of:=COM.MICROSOFT.CONCAT([.C15];[.D15];[.F15])" table:style-name="ce1">
            <text:p>2023-01-29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ESPN HD</text:p>
          </table:table-cell>
          <table:table-cell office:value-type="string" table:style-name="ce2">
            <text:p>2023-0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3 00:00:00" table:formula="of:=COM.MICROSOFT.CONCAT([.C16];[.D16];[.E16])" table:style-name="ce1">
            <text:p>2023-01-23 00:00:00</text:p>
          </table:table-cell>
          <table:table-cell office:value-type="string" office:string-value="2023-01-23 23:59:59" table:formula="of:=COM.MICROSOFT.CONCAT([.C16];[.D16];[.F16])" table:style-name="ce1">
            <text:p>2023-01-2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4 00:00:00" table:formula="of:=COM.MICROSOFT.CONCAT([.C17];[.D17];[.E17])" table:style-name="ce1">
            <text:p>2023-01-24 00:00:00</text:p>
          </table:table-cell>
          <table:table-cell office:value-type="string" office:string-value="2023-01-24 23:59:59" table:formula="of:=COM.MICROSOFT.CONCAT([.C17];[.D17];[.F17])" table:style-name="ce1">
            <text:p>2023-01-2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5 00:00:00" table:formula="of:=COM.MICROSOFT.CONCAT([.C18];[.D18];[.E18])" table:style-name="ce1">
            <text:p>2023-01-25 00:00:00</text:p>
          </table:table-cell>
          <table:table-cell office:value-type="string" office:string-value="2023-01-25 23:59:59" table:formula="of:=COM.MICROSOFT.CONCAT([.C18];[.D18];[.F18])" table:style-name="ce1">
            <text:p>2023-01-2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1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6 00:00:00" table:formula="of:=COM.MICROSOFT.CONCAT([.C19];[.D19];[.E19])" table:style-name="ce1">
            <text:p>2023-01-26 00:00:00</text:p>
          </table:table-cell>
          <table:table-cell office:value-type="string" office:string-value="2023-01-26 23:59:59" table:formula="of:=COM.MICROSOFT.CONCAT([.C19];[.D19];[.F19])" table:style-name="ce1">
            <text:p>2023-01-2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1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7 00:00:00" table:formula="of:=COM.MICROSOFT.CONCAT([.C20];[.D20];[.E20])" table:style-name="ce1">
            <text:p>2023-01-27 00:00:00</text:p>
          </table:table-cell>
          <table:table-cell office:value-type="string" office:string-value="2023-01-27 23:59:59" table:formula="of:=COM.MICROSOFT.CONCAT([.C20];[.D20];[.F20])" table:style-name="ce1">
            <text:p>2023-01-2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8 00:00:00" table:formula="of:=COM.MICROSOFT.CONCAT([.C21];[.D21];[.E21])" table:style-name="ce1">
            <text:p>2023-01-28 00:00:00</text:p>
          </table:table-cell>
          <table:table-cell office:value-type="string" office:string-value="2023-01-28 23:59:59" table:formula="of:=COM.MICROSOFT.CONCAT([.C21];[.D21];[.F21])" table:style-name="ce1">
            <text:p>2023-01-2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9 00:00:00" table:formula="of:=COM.MICROSOFT.CONCAT([.C22];[.D22];[.E22])" table:style-name="ce1">
            <text:p>2023-01-29 00:00:00</text:p>
          </table:table-cell>
          <table:table-cell office:value-type="string" office:string-value="2023-01-29 23:59:59" table:formula="of:=COM.MICROSOFT.CONCAT([.C22];[.D22];[.F22])" table:style-name="ce1">
            <text:p>2023-01-2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3 00:00:00" table:formula="of:=COM.MICROSOFT.CONCAT([.C23];[.D23];[.E23])" table:style-name="ce1">
            <text:p>2023-01-23 00:00:00</text:p>
          </table:table-cell>
          <table:table-cell office:value-type="string" office:string-value="2023-01-23 23:59:59" table:formula="of:=COM.MICROSOFT.CONCAT([.C23];[.D23];[.F23])" table:style-name="ce1">
            <text:p>2023-01-2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4 00:00:00" table:formula="of:=COM.MICROSOFT.CONCAT([.C24];[.D24];[.E24])" table:style-name="ce1">
            <text:p>2023-01-24 00:00:00</text:p>
          </table:table-cell>
          <table:table-cell office:value-type="string" office:string-value="2023-01-24 23:59:59" table:formula="of:=COM.MICROSOFT.CONCAT([.C24];[.D24];[.F24])" table:style-name="ce1">
            <text:p>2023-01-2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5 00:00:00" table:formula="of:=COM.MICROSOFT.CONCAT([.C25];[.D25];[.E25])" table:style-name="ce1">
            <text:p>2023-01-25 00:00:00</text:p>
          </table:table-cell>
          <table:table-cell office:value-type="string" office:string-value="2023-01-25 23:59:59" table:formula="of:=COM.MICROSOFT.CONCAT([.C25];[.D25];[.F25])" table:style-name="ce1">
            <text:p>2023-01-2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1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6 00:00:00" table:formula="of:=COM.MICROSOFT.CONCAT([.C26];[.D26];[.E26])" table:style-name="ce1">
            <text:p>2023-01-26 00:00:00</text:p>
          </table:table-cell>
          <table:table-cell office:value-type="string" office:string-value="2023-01-26 23:59:59" table:formula="of:=COM.MICROSOFT.CONCAT([.C26];[.D26];[.F26])" table:style-name="ce1">
            <text:p>2023-01-2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1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7 00:00:00" table:formula="of:=COM.MICROSOFT.CONCAT([.C27];[.D27];[.E27])" table:style-name="ce1">
            <text:p>2023-01-27 00:00:00</text:p>
          </table:table-cell>
          <table:table-cell office:value-type="string" office:string-value="2023-01-27 23:59:59" table:formula="of:=COM.MICROSOFT.CONCAT([.C27];[.D27];[.F27])" table:style-name="ce1">
            <text:p>2023-01-2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8 00:00:00" table:formula="of:=COM.MICROSOFT.CONCAT([.C28];[.D28];[.E28])" table:style-name="ce1">
            <text:p>2023-01-28 00:00:00</text:p>
          </table:table-cell>
          <table:table-cell office:value-type="string" office:string-value="2023-01-28 23:59:59" table:formula="of:=COM.MICROSOFT.CONCAT([.C28];[.D28];[.F28])" table:style-name="ce1">
            <text:p>2023-01-2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9 00:00:00" table:formula="of:=COM.MICROSOFT.CONCAT([.C29];[.D29];[.E29])" table:style-name="ce1">
            <text:p>2023-01-29 00:00:00</text:p>
          </table:table-cell>
          <table:table-cell office:value-type="string" office:string-value="2023-01-29 23:59:59" table:formula="of:=COM.MICROSOFT.CONCAT([.C29];[.D29];[.F29])" table:style-name="ce1">
            <text:p>2023-01-2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3 00:00:00" table:formula="of:=COM.MICROSOFT.CONCAT([.C30];[.D30];[.E30])" table:style-name="ce1">
            <text:p>2023-01-23 00:00:00</text:p>
          </table:table-cell>
          <table:table-cell office:value-type="string" office:string-value="2023-01-23 23:59:59" table:formula="of:=COM.MICROSOFT.CONCAT([.C30];[.D30];[.F30])" table:style-name="ce1">
            <text:p>2023-01-2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4 00:00:00" table:formula="of:=COM.MICROSOFT.CONCAT([.C31];[.D31];[.E31])" table:style-name="ce1">
            <text:p>2023-01-24 00:00:00</text:p>
          </table:table-cell>
          <table:table-cell office:value-type="string" office:string-value="2023-01-24 23:59:59" table:formula="of:=COM.MICROSOFT.CONCAT([.C31];[.D31];[.F31])" table:style-name="ce1">
            <text:p>2023-01-2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5 00:00:00" table:formula="of:=COM.MICROSOFT.CONCAT([.C32];[.D32];[.E32])" table:style-name="ce1">
            <text:p>2023-01-25 00:00:00</text:p>
          </table:table-cell>
          <table:table-cell office:value-type="string" office:string-value="2023-01-25 23:59:59" table:formula="of:=COM.MICROSOFT.CONCAT([.C32];[.D32];[.F32])" table:style-name="ce1">
            <text:p>2023-01-2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1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6 00:00:00" table:formula="of:=COM.MICROSOFT.CONCAT([.C33];[.D33];[.E33])" table:style-name="ce1">
            <text:p>2023-01-26 00:00:00</text:p>
          </table:table-cell>
          <table:table-cell office:value-type="string" office:string-value="2023-01-26 23:59:59" table:formula="of:=COM.MICROSOFT.CONCAT([.C33];[.D33];[.F33])" table:style-name="ce1">
            <text:p>2023-01-2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1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7 00:00:00" table:formula="of:=COM.MICROSOFT.CONCAT([.C34];[.D34];[.E34])" table:style-name="ce1">
            <text:p>2023-01-27 00:00:00</text:p>
          </table:table-cell>
          <table:table-cell office:value-type="string" office:string-value="2023-01-27 23:59:59" table:formula="of:=COM.MICROSOFT.CONCAT([.C34];[.D34];[.F34])" table:style-name="ce1">
            <text:p>2023-01-2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8 00:00:00" table:formula="of:=COM.MICROSOFT.CONCAT([.C35];[.D35];[.E35])" table:style-name="ce1">
            <text:p>2023-01-28 00:00:00</text:p>
          </table:table-cell>
          <table:table-cell office:value-type="string" office:string-value="2023-01-28 23:59:59" table:formula="of:=COM.MICROSOFT.CONCAT([.C35];[.D35];[.F35])" table:style-name="ce1">
            <text:p>2023-01-2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9 00:00:00" table:formula="of:=COM.MICROSOFT.CONCAT([.C36];[.D36];[.E36])" table:style-name="ce1">
            <text:p>2023-01-29 00:00:00</text:p>
          </table:table-cell>
          <table:table-cell office:value-type="string" office:string-value="2023-01-29 23:59:59" table:formula="of:=COM.MICROSOFT.CONCAT([.C36];[.D36];[.F36])" table:style-name="ce1">
            <text:p>2023-01-2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3 00:00:00" table:formula="of:=COM.MICROSOFT.CONCAT([.C37];[.D37];[.E37])" table:style-name="ce1">
            <text:p>2023-01-23 00:00:00</text:p>
          </table:table-cell>
          <table:table-cell office:value-type="string" office:string-value="2023-01-23 23:59:59" table:formula="of:=COM.MICROSOFT.CONCAT([.C37];[.D37];[.F37])" table:style-name="ce1">
            <text:p>2023-01-2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4 00:00:00" table:formula="of:=COM.MICROSOFT.CONCAT([.C38];[.D38];[.E38])" table:style-name="ce1">
            <text:p>2023-01-24 00:00:00</text:p>
          </table:table-cell>
          <table:table-cell office:value-type="string" office:string-value="2023-01-24 23:59:59" table:formula="of:=COM.MICROSOFT.CONCAT([.C38];[.D38];[.F38])" table:style-name="ce1">
            <text:p>2023-01-2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5 00:00:00" table:formula="of:=COM.MICROSOFT.CONCAT([.C39];[.D39];[.E39])" table:style-name="ce1">
            <text:p>2023-01-25 00:00:00</text:p>
          </table:table-cell>
          <table:table-cell office:value-type="string" office:string-value="2023-01-25 23:59:59" table:formula="of:=COM.MICROSOFT.CONCAT([.C39];[.D39];[.F39])" table:style-name="ce1">
            <text:p>2023-01-2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1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6 00:00:00" table:formula="of:=COM.MICROSOFT.CONCAT([.C40];[.D40];[.E40])" table:style-name="ce1">
            <text:p>2023-01-26 00:00:00</text:p>
          </table:table-cell>
          <table:table-cell office:value-type="string" office:string-value="2023-01-26 23:59:59" table:formula="of:=COM.MICROSOFT.CONCAT([.C40];[.D40];[.F40])" table:style-name="ce1">
            <text:p>2023-01-2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1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7 00:00:00" table:formula="of:=COM.MICROSOFT.CONCAT([.C41];[.D41];[.E41])" table:style-name="ce1">
            <text:p>2023-01-27 00:00:00</text:p>
          </table:table-cell>
          <table:table-cell office:value-type="string" office:string-value="2023-01-27 23:59:59" table:formula="of:=COM.MICROSOFT.CONCAT([.C41];[.D41];[.F41])" table:style-name="ce1">
            <text:p>2023-01-2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8 00:00:00" table:formula="of:=COM.MICROSOFT.CONCAT([.C42];[.D42];[.E42])" table:style-name="ce1">
            <text:p>2023-01-28 00:00:00</text:p>
          </table:table-cell>
          <table:table-cell office:value-type="string" office:string-value="2023-01-28 23:59:59" table:formula="of:=COM.MICROSOFT.CONCAT([.C42];[.D42];[.F42])" table:style-name="ce1">
            <text:p>2023-01-2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9 00:00:00" table:formula="of:=COM.MICROSOFT.CONCAT([.C43];[.D43];[.E43])" table:style-name="ce1">
            <text:p>2023-01-29 00:00:00</text:p>
          </table:table-cell>
          <table:table-cell office:value-type="string" office:string-value="2023-01-29 23:59:59" table:formula="of:=COM.MICROSOFT.CONCAT([.C43];[.D43];[.F43])" table:style-name="ce1">
            <text:p>2023-01-2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3 00:00:00" table:formula="of:=COM.MICROSOFT.CONCAT([.C44];[.D44];[.E44])" table:style-name="ce1">
            <text:p>2023-01-23 00:00:00</text:p>
          </table:table-cell>
          <table:table-cell office:value-type="string" office:string-value="2023-01-23 23:59:59" table:formula="of:=COM.MICROSOFT.CONCAT([.C44];[.D44];[.F44])" table:style-name="ce1">
            <text:p>2023-01-2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4 00:00:00" table:formula="of:=COM.MICROSOFT.CONCAT([.C45];[.D45];[.E45])" table:style-name="ce1">
            <text:p>2023-01-24 00:00:00</text:p>
          </table:table-cell>
          <table:table-cell office:value-type="string" office:string-value="2023-01-24 23:59:59" table:formula="of:=COM.MICROSOFT.CONCAT([.C45];[.D45];[.F45])" table:style-name="ce1">
            <text:p>2023-01-2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5 00:00:00" table:formula="of:=COM.MICROSOFT.CONCAT([.C46];[.D46];[.E46])" table:style-name="ce1">
            <text:p>2023-01-25 00:00:00</text:p>
          </table:table-cell>
          <table:table-cell office:value-type="string" office:string-value="2023-01-25 23:59:59" table:formula="of:=COM.MICROSOFT.CONCAT([.C46];[.D46];[.F46])" table:style-name="ce1">
            <text:p>2023-01-2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1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6 00:00:00" table:formula="of:=COM.MICROSOFT.CONCAT([.C47];[.D47];[.E47])" table:style-name="ce1">
            <text:p>2023-01-26 00:00:00</text:p>
          </table:table-cell>
          <table:table-cell office:value-type="string" office:string-value="2023-01-26 23:59:59" table:formula="of:=COM.MICROSOFT.CONCAT([.C47];[.D47];[.F47])" table:style-name="ce1">
            <text:p>2023-01-2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1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7 00:00:00" table:formula="of:=COM.MICROSOFT.CONCAT([.C48];[.D48];[.E48])" table:style-name="ce1">
            <text:p>2023-01-27 00:00:00</text:p>
          </table:table-cell>
          <table:table-cell office:value-type="string" office:string-value="2023-01-27 23:59:59" table:formula="of:=COM.MICROSOFT.CONCAT([.C48];[.D48];[.F48])" table:style-name="ce1">
            <text:p>2023-01-2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8 00:00:00" table:formula="of:=COM.MICROSOFT.CONCAT([.C49];[.D49];[.E49])" table:style-name="ce1">
            <text:p>2023-01-28 00:00:00</text:p>
          </table:table-cell>
          <table:table-cell office:value-type="string" office:string-value="2023-01-28 23:59:59" table:formula="of:=COM.MICROSOFT.CONCAT([.C49];[.D49];[.F49])" table:style-name="ce1">
            <text:p>2023-01-2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9 00:00:00" table:formula="of:=COM.MICROSOFT.CONCAT([.C50];[.D50];[.E50])" table:style-name="ce1">
            <text:p>2023-01-29 00:00:00</text:p>
          </table:table-cell>
          <table:table-cell office:value-type="string" office:string-value="2023-01-29 23:59:59" table:formula="of:=COM.MICROSOFT.CONCAT([.C50];[.D50];[.F50])" table:style-name="ce1">
            <text:p>2023-01-2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3 00:00:00" table:formula="of:=COM.MICROSOFT.CONCAT([.C51];[.D51];[.E51])" table:style-name="ce1">
            <text:p>2023-01-23 00:00:00</text:p>
          </table:table-cell>
          <table:table-cell office:value-type="string" office:string-value="2023-01-23 23:59:59" table:formula="of:=COM.MICROSOFT.CONCAT([.C51];[.D51];[.F51])" table:style-name="ce1">
            <text:p>2023-01-2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4 00:00:00" table:formula="of:=COM.MICROSOFT.CONCAT([.C52];[.D52];[.E52])" table:style-name="ce1">
            <text:p>2023-01-24 00:00:00</text:p>
          </table:table-cell>
          <table:table-cell office:value-type="string" office:string-value="2023-01-24 23:59:59" table:formula="of:=COM.MICROSOFT.CONCAT([.C52];[.D52];[.F52])" table:style-name="ce1">
            <text:p>2023-01-2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5 00:00:00" table:formula="of:=COM.MICROSOFT.CONCAT([.C53];[.D53];[.E53])" table:style-name="ce1">
            <text:p>2023-01-25 00:00:00</text:p>
          </table:table-cell>
          <table:table-cell office:value-type="string" office:string-value="2023-01-25 23:59:59" table:formula="of:=COM.MICROSOFT.CONCAT([.C53];[.D53];[.F53])" table:style-name="ce1">
            <text:p>2023-01-2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1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6 00:00:00" table:formula="of:=COM.MICROSOFT.CONCAT([.C54];[.D54];[.E54])" table:style-name="ce1">
            <text:p>2023-01-26 00:00:00</text:p>
          </table:table-cell>
          <table:table-cell office:value-type="string" office:string-value="2023-01-26 23:59:59" table:formula="of:=COM.MICROSOFT.CONCAT([.C54];[.D54];[.F54])" table:style-name="ce1">
            <text:p>2023-01-2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1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7 00:00:00" table:formula="of:=COM.MICROSOFT.CONCAT([.C55];[.D55];[.E55])" table:style-name="ce1">
            <text:p>2023-01-27 00:00:00</text:p>
          </table:table-cell>
          <table:table-cell office:value-type="string" office:string-value="2023-01-27 23:59:59" table:formula="of:=COM.MICROSOFT.CONCAT([.C55];[.D55];[.F55])" table:style-name="ce1">
            <text:p>2023-01-2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8 00:00:00" table:formula="of:=COM.MICROSOFT.CONCAT([.C56];[.D56];[.E56])" table:style-name="ce1">
            <text:p>2023-01-28 00:00:00</text:p>
          </table:table-cell>
          <table:table-cell office:value-type="string" office:string-value="2023-01-28 23:59:59" table:formula="of:=COM.MICROSOFT.CONCAT([.C56];[.D56];[.F56])" table:style-name="ce1">
            <text:p>2023-01-2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9 00:00:00" table:formula="of:=COM.MICROSOFT.CONCAT([.C57];[.D57];[.E57])" table:style-name="ce1">
            <text:p>2023-01-29 00:00:00</text:p>
          </table:table-cell>
          <table:table-cell office:value-type="string" office:string-value="2023-01-29 23:59:59" table:formula="of:=COM.MICROSOFT.CONCAT([.C57];[.D57];[.F57])" table:style-name="ce1">
            <text:p>2023-01-2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3 00:00:00" table:formula="of:=COM.MICROSOFT.CONCAT([.C58];[.D58];[.E58])" table:style-name="ce1">
            <text:p>2023-01-23 00:00:00</text:p>
          </table:table-cell>
          <table:table-cell office:value-type="string" office:string-value="2023-01-23 23:59:59" table:formula="of:=COM.MICROSOFT.CONCAT([.C58];[.D58];[.F58])" table:style-name="ce1">
            <text:p>2023-01-2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4 00:00:00" table:formula="of:=COM.MICROSOFT.CONCAT([.C59];[.D59];[.E59])" table:style-name="ce1">
            <text:p>2023-01-24 00:00:00</text:p>
          </table:table-cell>
          <table:table-cell office:value-type="string" office:string-value="2023-01-24 23:59:59" table:formula="of:=COM.MICROSOFT.CONCAT([.C59];[.D59];[.F59])" table:style-name="ce1">
            <text:p>2023-01-2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5 00:00:00" table:formula="of:=COM.MICROSOFT.CONCAT([.C60];[.D60];[.E60])" table:style-name="ce1">
            <text:p>2023-01-25 00:00:00</text:p>
          </table:table-cell>
          <table:table-cell office:value-type="string" office:string-value="2023-01-25 23:59:59" table:formula="of:=COM.MICROSOFT.CONCAT([.C60];[.D60];[.F60])" table:style-name="ce1">
            <text:p>2023-01-2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1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6 00:00:00" table:formula="of:=COM.MICROSOFT.CONCAT([.C61];[.D61];[.E61])" table:style-name="ce1">
            <text:p>2023-01-26 00:00:00</text:p>
          </table:table-cell>
          <table:table-cell office:value-type="string" office:string-value="2023-01-26 23:59:59" table:formula="of:=COM.MICROSOFT.CONCAT([.C61];[.D61];[.F61])" table:style-name="ce1">
            <text:p>2023-01-2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1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7 00:00:00" table:formula="of:=COM.MICROSOFT.CONCAT([.C62];[.D62];[.E62])" table:style-name="ce1">
            <text:p>2023-01-27 00:00:00</text:p>
          </table:table-cell>
          <table:table-cell office:value-type="string" office:string-value="2023-01-27 23:59:59" table:formula="of:=COM.MICROSOFT.CONCAT([.C62];[.D62];[.F62])" table:style-name="ce1">
            <text:p>2023-01-2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8 00:00:00" table:formula="of:=COM.MICROSOFT.CONCAT([.C63];[.D63];[.E63])" table:style-name="ce1">
            <text:p>2023-01-28 00:00:00</text:p>
          </table:table-cell>
          <table:table-cell office:value-type="string" office:string-value="2023-01-28 23:59:59" table:formula="of:=COM.MICROSOFT.CONCAT([.C63];[.D63];[.F63])" table:style-name="ce1">
            <text:p>2023-01-2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9 00:00:00" table:formula="of:=COM.MICROSOFT.CONCAT([.C64];[.D64];[.E64])" table:style-name="ce1">
            <text:p>2023-01-29 00:00:00</text:p>
          </table:table-cell>
          <table:table-cell office:value-type="string" office:string-value="2023-01-29 23:59:59" table:formula="of:=COM.MICROSOFT.CONCAT([.C64];[.D64];[.F64])" table:style-name="ce1">
            <text:p>2023-01-29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3 00:00:00" table:formula="of:=COM.MICROSOFT.CONCAT([.C65];[.D65];[.E65])" table:style-name="ce1">
            <text:p>2023-01-23 00:00:00</text:p>
          </table:table-cell>
          <table:table-cell office:value-type="string" office:string-value="2023-01-23 23:59:59" table:formula="of:=COM.MICROSOFT.CONCAT([.C65];[.D65];[.F65])" table:style-name="ce1">
            <text:p>2023-01-23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4 00:00:00" table:formula="of:=COM.MICROSOFT.CONCAT([.C66];[.D66];[.E66])" table:style-name="ce1">
            <text:p>2023-01-24 00:00:00</text:p>
          </table:table-cell>
          <table:table-cell office:value-type="string" office:string-value="2023-01-24 23:59:59" table:formula="of:=COM.MICROSOFT.CONCAT([.C66];[.D66];[.F66])" table:style-name="ce1">
            <text:p>2023-01-24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5 00:00:00" table:formula="of:=COM.MICROSOFT.CONCAT([.C67];[.D67];[.E67])" table:style-name="ce1">
            <text:p>2023-01-25 00:00:00</text:p>
          </table:table-cell>
          <table:table-cell office:value-type="string" office:string-value="2023-01-25 23:59:59" table:formula="of:=COM.MICROSOFT.CONCAT([.C67];[.D67];[.F67])" table:style-name="ce1">
            <text:p>2023-01-25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1-2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6 00:00:00" table:formula="of:=COM.MICROSOFT.CONCAT([.C68];[.D68];[.E68])" table:style-name="ce1">
            <text:p>2023-01-26 00:00:00</text:p>
          </table:table-cell>
          <table:table-cell office:value-type="string" office:string-value="2023-01-26 23:59:59" table:formula="of:=COM.MICROSOFT.CONCAT([.C68];[.D68];[.F68])" table:style-name="ce1">
            <text:p>2023-01-26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1-2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7 00:00:00" table:formula="of:=COM.MICROSOFT.CONCAT([.C69];[.D69];[.E69])" table:style-name="ce1">
            <text:p>2023-01-27 00:00:00</text:p>
          </table:table-cell>
          <table:table-cell office:value-type="string" office:string-value="2023-01-27 23:59:59" table:formula="of:=COM.MICROSOFT.CONCAT([.C69];[.D69];[.F69])" table:style-name="ce1">
            <text:p>2023-01-27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1-2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8 00:00:00" table:formula="of:=COM.MICROSOFT.CONCAT([.C70];[.D70];[.E70])" table:style-name="ce1">
            <text:p>2023-01-28 00:00:00</text:p>
          </table:table-cell>
          <table:table-cell office:value-type="string" office:string-value="2023-01-28 23:59:59" table:formula="of:=COM.MICROSOFT.CONCAT([.C70];[.D70];[.F70])" table:style-name="ce1">
            <text:p>2023-01-28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1-2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29 00:00:00" table:formula="of:=COM.MICROSOFT.CONCAT([.C71];[.D71];[.E71])" table:style-name="ce1">
            <text:p>2023-01-29 00:00:00</text:p>
          </table:table-cell>
          <table:table-cell office:value-type="string" office:string-value="2023-01-29 23:59:59" table:formula="of:=COM.MICROSOFT.CONCAT([.C71];[.D71];[.F71])" table:style-name="ce1">
            <text:p>2023-01-29 23:59:59</text:p>
          </table:table-cell>
          <table:table-cell table:number-columns-repeated="16376"/>
        </table:table-row>
        <table:table-row table:number-rows-repeated="1048505" table:style-name="ro1">
          <table:table-cell table:number-columns-repeated="16384"/>
        </table:table-row>
      </table:table>
      <table:table table:name="Hoja3" table:style-name="ta1">
        <table:table-column table:style-name="co12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4">
            <text:p>América Cinescape 11 am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11:00:00</text:p>
          </table:table-cell>
          <table:table-cell office:value-type="string" table:style-name="ce5">
            <text:p>13:00:00</text:p>
          </table:table-cell>
          <table:table-cell office:value-type="string" table:style-name="ce5">
            <text:p>2021-09-11 11:00:00</text:p>
          </table:table-cell>
          <table:table-cell office:value-type="string" table:style-name="ce5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érica El reventonazo de la Chola 7 pm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19:00:00</text:p>
          </table:table-cell>
          <table:table-cell office:value-type="string" table:style-name="ce5">
            <text:p>23:00:00</text:p>
          </table:table-cell>
          <table:table-cell office:value-type="string" table:style-name="ce5">
            <text:p>2021-09-11 19:00:00</text:p>
          </table:table-cell>
          <table:table-cell office:value-type="string" table:style-name="ce5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TV JB en ATV 8:00 p.m.</text:p>
          </table:table-cell>
          <table:table-cell office:value-type="string" table:style-name="ce4">
            <text:p>ATV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00:00</text:p>
          </table:table-cell>
          <table:table-cell office:value-type="string" table:style-name="ce5">
            <text:p>22:00:00</text:p>
          </table:table-cell>
          <table:table-cell office:value-type="string" table:style-name="ce5">
            <text:p>2021-09-11 20:00:00</text:p>
          </table:table-cell>
          <table:table-cell office:value-type="string" table:style-name="ce5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érica Reinas del Show 9:00 p.m.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1:00:00</text:p>
          </table:table-cell>
          <table:table-cell office:value-type="string" table:style-name="ce5">
            <text:p>23:00:00</text:p>
          </table:table-cell>
          <table:table-cell office:value-type="string" table:style-name="ce5">
            <text:p>2021-09-11 21:00:00</text:p>
          </table:table-cell>
          <table:table-cell office:value-type="string" table:style-name="ce5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Latina HD La Voz Senior 8:30pm</text:p>
          </table:table-cell>
          <table:table-cell office:value-type="string" table:style-name="ce4">
            <text:p>LATINA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30:00</text:p>
          </table:table-cell>
          <table:table-cell office:value-type="string" table:style-name="ce5">
            <text:p>22:30:00</text:p>
          </table:table-cell>
          <table:table-cell office:value-type="string" table:style-name="ce5">
            <text:p>2021-09-11 20:30:00</text:p>
          </table:table-cell>
          <table:table-cell office:value-type="string" table:style-name="ce5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érica TV Mi mamá cocina mejor que la tuya5:30 p.m.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17:30:00</text:p>
          </table:table-cell>
          <table:table-cell office:value-type="string" table:style-name="ce5">
            <text:p>19:30:00</text:p>
          </table:table-cell>
          <table:table-cell office:value-type="string" table:style-name="ce5">
            <text:p>2021-09-12 17:30:00</text:p>
          </table:table-cell>
          <table:table-cell office:value-type="string" table:style-name="ce5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deportes El fuera de Lista 8:30 p.m.</text:p>
          </table:table-cell>
          <table:table-cell office:value-type="string" table:style-name="ce4">
            <text:p>M DEPORTES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30:00</text:p>
          </table:table-cell>
          <table:table-cell office:value-type="string" table:style-name="ce5">
            <text:p>22:30:00</text:p>
          </table:table-cell>
          <table:table-cell office:value-type="string" table:style-name="ce5">
            <text:p>2021-09-12 20:30:00</text:p>
          </table:table-cell>
          <table:table-cell office:value-type="string" table:style-name="ce5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TV Nunca Más 8:30 p.m.</text:p>
          </table:table-cell>
          <table:table-cell office:value-type="string" table:style-name="ce4">
            <text:p>ATV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30:00</text:p>
          </table:table-cell>
          <table:table-cell office:value-type="string" table:style-name="ce5">
            <text:p>22:30:00</text:p>
          </table:table-cell>
          <table:table-cell office:value-type="string" table:style-name="ce5">
            <text:p>2021-09-12 20:30:00</text:p>
          </table:table-cell>
          <table:table-cell office:value-type="string" table:style-name="ce5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plus Jamás Perfectas 9:00 p.m.</text:p>
          </table:table-cell>
          <table:table-cell office:value-type="string" table:style-name="ce4">
            <text:p>M PLUS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1:00:00</text:p>
          </table:table-cell>
          <table:table-cell office:value-type="string" table:style-name="ce5">
            <text:p>23:00:00</text:p>
          </table:table-cell>
          <table:table-cell office:value-type="string" table:style-name="ce5">
            <text:p>2021-09-12 21:00:00</text:p>
          </table:table-cell>
          <table:table-cell office:value-type="string" table:style-name="ce5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deportes Después de Todo 10:00 p.m.</text:p>
          </table:table-cell>
          <table:table-cell office:value-type="string" table:style-name="ce4">
            <text:p>M DEPORTES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2:00:00</text:p>
          </table:table-cell>
          <table:table-cell office:value-type="string" table:style-name="ce5">
            <text:p>23:59:59</text:p>
          </table:table-cell>
          <table:table-cell office:value-type="string" table:style-name="ce5">
            <text:p>2021-09-12 22:00:00</text:p>
          </table:table-cell>
          <table:table-cell office:value-type="string" table:style-name="ce5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Walter Jesus Rivera Salcedo</dc:creator>
    <dc:date>2023-01-30T14:42:17Z</dc:date>
    <meta:editing-cycles>40</meta:editing-cycles>
    <meta:editing-duration>PT44355S</meta:editing-duration>
  </office:meta>
</office:document-meta>
</file>